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style:paragraph-properties fo:margin-top="0cm" fo:margin-bottom="0cm" loext:contextual-spacing="false" fo:line-height="138%" style:writing-mode="lr-tb"/>
    </style:style>
    <style:style style:name="P3" style:family="paragraph" style:parent-style-name="Text_20_body" style:list-style-name="L2">
      <style:paragraph-properties fo:margin-top="0cm" fo:margin-bottom="0cm" loext:contextual-spacing="false" fo:line-height="138%" style:writing-mode="lr-tb"/>
    </style:style>
    <style:style style:name="P4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officeooo:paragraph-rsid="0003bb8a"/>
    </style:style>
    <style:style style:name="P5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1fc93" officeooo:paragraph-rsid="0001fc93" style:text-blinking="false" fo:background-color="transparent"/>
    </style:style>
    <style:style style:name="P6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officeooo:rsid="00089347" officeooo:paragraph-rsid="00089347"/>
    </style:style>
    <style:style style:name="T1" style:family="text">
      <style:text-properties officeooo:rsid="0000257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02570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3bb8a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3bb8a" style:text-blinking="false" fo:background-color="transparent" loext:char-shading-value="0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34315497" text:style-name="L1">
        <text:list-item>
          <text:p text:style-name="P2"><text:bookmark text:name="docs-internal-guid-cdb72a25-7fff-1a06-e978-39977392a7da"/><text:span text:style-name="T2">What is </text:span><text:span text:style-name="T5">RQBE</text:span><text:span text:style-name="T2">(Relational Query by example)</text:span><text:span text:style-name="T3">?</text:span></text:p>
        </text:list-item>
      </text:list>
      <text:p text:style-name="P1"><text:tab/>Ans: It is an interface <text:span text:style-name="T1">and more ask to sir...</text:span></text:p>
      <text:p text:style-name="Text_20_body"/>
      <text:list xml:id="list3254110483" text:style-name="L2">
        <text:list-item>
          <text:p text:style-name="P3"><text:span text:style-name="T2">What is the difference between </text:span><text:span text:style-name="T5">relational algebra</text:span><text:span text:style-name="T2"> and </text:span><text:span text:style-name="T5">relational calculus</text:span><text:span text:style-name="T2">?</text:span></text:p>
        </text:list-item>
      </text:list>
      <text:p text:style-name="P1"><text:tab/>Ans: In algebra we specify what to do and how to do (procedural) whereas in calculus we only <text:tab/>define what to do (non-procedural).</text:p>
      <text:p text:style-name="P1"/>
      <text:list xml:id="list350863532" text:style-name="L3">
        <text:list-item>
          <text:p text:style-name="P5">Set operation can be performed if it is union compatible</text:p>
        </text:list-item>
        <text:list-item>
          <text:p text:style-name="P5">Two relation/Table is said to be <text:span text:style-name="T7">union compatible</text:span> if they contain same no. of attributes/columns and corresponding domains are same.</text:p>
        </text:list-item>
        <text:list-item>
          <text:p text:style-name="P4"><text:span text:style-name="T4">If </text:span><text:span text:style-name="T6">R1</text:span><text:span text:style-name="T4"> relation has </text:span><text:span text:style-name="T6">m</text:span><text:span text:style-name="T4"> attributes/columns and </text:span><text:span text:style-name="T6">R2</text:span><text:span text:style-name="T4"> relation has </text:span><text:span text:style-name="T6">n</text:span><text:span text:style-name="T4"> attributes/columns then </text:span><text:span text:style-name="T6">R1xR2</text:span><text:span text:style-name="T4"> will have </text:span><text:span text:style-name="T6">n + m columns</text:span><text:span text:style-name="T4">.</text:span></text:p>
        </text:list-item>
        <text:list-item>
          <text:p text:style-name="P6"><text:span text:style-name="T4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9-30T13:59:25.090000000</dc:date>
    <meta:editing-duration>PT2H54M54S</meta:editing-duration>
    <meta:editing-cycles>2</meta:editing-cycles>
    <meta:document-statistic meta:table-count="0" meta:image-count="0" meta:object-count="0" meta:page-count="1" meta:paragraph-count="8" meta:word-count="105" meta:character-count="603" meta:non-whitespace-character-count="508"/>
  </office:meta>
</office:document-meta>
</file>